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3" style:family="graphic" style:parent-style-name="standard">
      <style:graphic-properties draw:fill="solid" draw:fill-color="#66cc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52cm" svg:stroke-color="#000000" draw:marker-start-width="0.426cm" draw:marker-end-width="0.426cm" draw:fill="none" draw:textarea-vertical-align="middle" fo:padding-top="0.199cm" fo:padding-bottom="0.199cm" fo:padding-left="0.324cm" fo:padding-right="0.32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2.667cm" svg:x="0.991cm" svg:y="0.991cm">
          <text:p text:style-name="P1">Linux boots u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6.35cm" svg:height="2.667cm" svg:x="0.991cm" svg:y="5.182cm">
          <text:p text:style-name="P1"><text:span text:style-name="T1">init</text:span> runs scripts in </text:p>
          <text:p text:style-name="P1">/etc/init.d/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4.166cm" svg:y1="3.658cm" svg:x2="4.166cm" svg:y2="5.182cm">
          <text:p/>
        </draw:line>
        <draw:line draw:style-name="gr2" draw:text-style-name="P1" draw:layer="layout" svg:x1="4.166cm" svg:y1="7.849cm" svg:x2="4.166cm" svg:y2="9.373cm">
          <text:p/>
        </draw:line>
        <draw:line draw:style-name="gr2" draw:text-style-name="P1" draw:layer="layout" svg:x1="4.166cm" svg:y1="7.811cm" svg:x2="4.166cm" svg:y2="9.335cm">
          <text:p/>
        </draw:line>
        <draw:custom-shape draw:style-name="gr1" draw:text-style-name="P1" draw:layer="layout" svg:width="6.35cm" svg:height="2.667cm" svg:x="0.991cm" svg:y="9.373cm">
          <text:p text:style-name="P1"><text:span text:style-name="T1">Supervisord</text:span></text:p>
          <text:p text:style-name="P1">launches the daem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4.166cm" svg:y1="12.04cm" svg:x2="4.166cm" svg:y2="13.564cm">
          <text:p/>
        </draw:line>
        <draw:line draw:style-name="gr2" draw:text-style-name="P1" draw:layer="layout" svg:x1="4.166cm" svg:y1="7.773cm" svg:x2="4.166cm" svg:y2="9.297cm">
          <text:p/>
        </draw:line>
        <draw:custom-shape draw:style-name="gr1" draw:text-style-name="P1" draw:layer="layout" svg:width="6.35cm" svg:height="2.667cm" svg:x="0.991cm" svg:y="13.437cm">
          <text:p text:style-name="P1"><text:span text:style-name="T1">joystick-daemon.py</text:span></text:p>
          <text:p text:style-name="P1">runs in background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4.166cm" svg:y1="16.104cm" svg:x2="4.166cm" svg:y2="17.628cm">
          <text:p/>
        </draw:line>
        <draw:line draw:style-name="gr2" draw:text-style-name="P1" draw:layer="layout" svg:x1="16.739cm" svg:y1="14.961cm" svg:x2="15.215cm" svg:y2="14.961cm">
          <text:p/>
        </draw:line>
        <draw:line draw:style-name="gr2" draw:text-style-name="P1" draw:layer="layout" svg:x1="10.008cm" svg:y1="18.898cm" svg:x2="10.008cm" svg:y2="21.819cm">
          <text:p/>
        </draw:line>
        <draw:custom-shape draw:style-name="gr1" draw:text-style-name="P2" draw:layer="layout" svg:width="6.35cm" svg:height="2.667cm" svg:x="0.991cm" svg:y="17.549cm">
          <text:p text:style-name="P2"><text:span text:style-name="T1">start-response.sh</text:span></text:p>
          <text:p text:style-name="P2"><text:span text:style-name="T2">runs on start </text:span></text:p>
          <text:p text:style-name="P2"><text:span text:style-name="T2">button p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6.35cm" svg:height="2.667cm" svg:x="8.865cm" svg:y="13.437cm">
          <text:p text:style-name="P1">js_linux.py </text:p>
          <text:p text:style-name="P1">listens to joystick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8.865cm" svg:y1="14.961cm" svg:x2="7.341cm" svg:y2="14.961cm">
          <text:p/>
        </draw:line>
        <draw:custom-shape draw:style-name="gr3" draw:text-style-name="P1" draw:layer="layout" svg:width="6.35cm" svg:height="2.667cm" svg:x="8.865cm" svg:y="9.373cm">
          <text:p text:style-name="P1">/etc/supervisord.conf</text:p>
          <text:p text:style-name="P1">points supervisor to </text:p>
          <text:p text:style-name="P1">joystick-daemon.py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8.865cm" svg:y1="10.897cm" svg:x2="7.341cm" svg:y2="10.897cm">
          <text:p/>
        </draw:line>
        <draw:custom-shape draw:style-name="gr4" draw:text-style-name="P1" draw:layer="layout" svg:width="6.35cm" svg:height="2.667cm" svg:x="16.866cm" svg:y="13.437cm">
          <text:p text:style-name="P1">Start button pres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2.573cm" svg:height="2.667cm" svg:x="2.091cm" svg:y="21.692cm">
          <text:p text:style-name="P1">duckiebot runs ROS commands </text:p>
          <text:p text:style-name="P1">set by student in start-response.s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6.35cm" svg:height="2.667cm" svg:x="8.865cm" svg:y="5.182cm">
          <text:p text:style-name="P1">/etc/init.d/superviso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8.738cm" svg:y1="6.579cm" svg:x2="7.214cm" svg:y2="6.579cm">
          <text:p/>
        </draw:line>
        <draw:line draw:style-name="gr5" draw:text-style-name="P1" draw:layer="layout" svg:x1="7.341cm" svg:y1="18.898cm" svg:x2="10.008cm" svg:y2="18.898cm">
          <text:p/>
        </draw:line>
        <draw:line draw:style-name="gr5" draw:text-style-name="P1" draw:layer="layout" svg:x1="7.341cm" svg:y1="18.898cm" svg:x2="10.135cm" svg:y2="18.89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18cm" fo:page-height="2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0T13:03:32.905647698</meta:creation-date>
    <dc:date>2016-08-21T00:36:08.650361503</dc:date>
    <meta:editing-duration>PT9M36S</meta:editing-duration>
    <meta:editing-cycles>2</meta:editing-cycles>
    <meta:generator>LibreOffice/4.2.8.2$Linux_X86_64 LibreOffice_project/420m0$Build-2</meta:generator>
    <meta:document-statistic meta:object-count="23"/>
  </office:meta>
</office:document-meta>
</file>